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0000006002E9A7C72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ato Black" svg:font-family="'Lato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eX Gyre Bonum" svg:font-family="'TeX Gyre Bonum'" style:font-pitch="variable"/>
    <style:font-face style:name="TeX Gyre Chorus" svg:font-family="'TeX Gyre Chorus'" style:font-pitch="variable"/>
    <style:font-face style:name="TeX Gyre Pagella Math" svg:font-family="'TeX Gyre Pagella Math'" style:font-pitch="variable"/>
    <style:font-face style:name="Ubuntu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ChatGPT_25_20Image_25_209_25_20lug_25_202025_2c__25_2006_5f_59_5f_07" draw:opacity="25%" draw:fill-image-width="100%" draw:fill-image-height="100%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Predefinito-title">
      <style:graphic-properties fo:min-height="4.957cm" loext:decorative="false"/>
      <style:paragraph-properties style:writing-mode="lr-tb"/>
    </style:style>
    <style:style style:name="pr2" style:family="presentation" style:parent-style-name="Predefinito-subtitle">
      <style:graphic-properties draw:fill-color="#ffffff" draw:textarea-vertical-align="top" fo:min-height="17.224cm" loext:decorative="false"/>
      <style:paragraph-properties style:writing-mode="lr-tb"/>
    </style:style>
    <style:style style:name="pr3" style:family="presentation" style:parent-style-name="Predefinito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text-properties fo:color="#800080" loext:opacity="100%" style:font-name="Ubuntu" fo:font-weight="bold"/>
    </style:style>
    <style:style style:name="P2" style:family="paragraph">
      <style:text-properties fo:color="#800080" loext:opacity="100%" style:font-name="Ubuntu" fo:font-size="60pt" fo:font-weight="bold" style:font-size-asian="32pt" style:font-size-complex="32pt"/>
    </style:style>
    <style:style style:name="P3" style:family="paragraph">
      <style:text-properties fo:color="#ff00fa" loext:opacity="100%" style:font-name="Lato Black" fo:font-size="32pt" fo:font-style="italic" style:font-style-asian="italic" style:font-style-complex="italic"/>
    </style:style>
    <style:style style:name="P4" style:family="paragraph">
      <loext:graphic-properties draw:fill-color="#ffffff"/>
      <style:text-properties fo:color="#ff00fa" loext:opacity="100%" style:font-name="Lato Black" fo:font-size="32pt" fo:font-style="italic" style:font-style-asian="italic" style:font-style-complex="italic"/>
    </style:style>
    <style:style style:name="P5" style:family="paragraph">
      <loext:graphic-properties draw:fill-color="#ffffff"/>
    </style:style>
    <style:style style:name="T1" style:family="text">
      <style:text-properties fo:font-size="60pt" style:font-size-asian="32pt" style:font-size-complex="32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Ubuntu"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frame presentation:style-name="pr1" draw:text-style-name="P2" draw:layer="layout" svg:width="18.899cm" svg:height="4.957cm" svg:x="1.05cm" svg:y="1.181cm" presentation:class="title" presentation:user-transformed="true">
          <draw:text-box>
            <text:p text:style-name="P1"><text:span text:style-name="T1">Rigurgiti di Unicorno</text:span></text:p>
          </draw:text-box>
        </draw:frame>
        <draw:frame presentation:style-name="pr2" draw:text-style-name="P4" draw:layer="layout" svg:width="18.899cm" svg:height="18.934cm" svg:x="1.05cm" svg:y="6.947cm" presentation:class="subtitle" presentation:user-transformed="true">
          <draw:text-box>
            <text:p text:style-name="P3"><text:span text:style-name="T2">di Valentino Bocchino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3">Parte di Teori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0">
        <draw:frame presentation:style-name="pr1" draw:text-style-name="P2" draw:layer="layout" svg:width="18.899cm" svg:height="4.957cm" svg:x="1.05cm" svg:y="1.181cm" presentation:class="title" presentation:user-transformed="true">
          <draw:text-box>
            <text:p text:style-name="P1"><text:span text:style-name="T1">Rigurgiti di Unicorno</text:span></text:p>
          </draw:text-box>
        </draw:frame>
        <draw:frame presentation:style-name="pr2" draw:text-style-name="P4" draw:layer="layout" svg:width="18.899cm" svg:height="18.934cm" svg:x="1.05cm" svg:y="6.947cm" presentation:class="subtitle" presentation:user-transformed="true">
          <draw:text-box>
            <text:p text:style-name="P3"><text:span text:style-name="T2">di Valentino Bocchino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3">Esercizi svolti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ato Black" svg:font-family="'Lato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eX Gyre Bonum" svg:font-family="'TeX Gyre Bonum'" style:font-pitch="variable"/>
    <style:font-face style:name="TeX Gyre Chorus" svg:font-family="'TeX Gyre Chorus'" style:font-pitch="variable"/>
    <style:font-face style:name="TeX Gyre Pagella Math" svg:font-family="'TeX Gyre Pagella Math'" style:font-pitch="variable"/>
    <style:font-face style:name="Ubuntu" svg:font-family="Ubuntu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fill-image draw:name="ChatGPT_25_20Image_25_209_25_20lug_25_202025_2c__25_2006_5f_59_5f_07" draw:display-name="ChatGPT%20Image%209%20lug%202025,%2006_59_07" xlink:href="Pictures/1000000000000400000006002E9A7C7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94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0.2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753cm" fo:margin-bottom="0cm" fo:text-indent="0cm"/>
      <style:text-properties fo:font-size="52.7999992370606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.564cm" fo:margin-bottom="0cm" fo:text-indent="0cm"/>
      <style:text-properties fo:font-size="45.2000007629395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.376cm" fo:margin-bottom="0cm" fo:text-indent="0cm"/>
      <style:text-properties fo:font-size="37.7000007629395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.187cm" fo:margin-bottom="0cm" fo:text-indent="0cm"/>
      <style:text-properties fo:font-size="37.7000007629395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.187cm" fo:margin-bottom="0cm" fo:text-indent="0cm"/>
      <style:text-properties fo:font-size="37.7000007629395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.187cm" fo:margin-bottom="0cm" fo:text-indent="0cm"/>
      <style:text-properties fo:font-size="37.7000007629395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.187cm" fo:margin-bottom="0cm" fo:text-indent="0cm"/>
      <style:text-properties fo:font-size="37.7000007629395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.187cm" fo:margin-bottom="0cm" fo:text-indent="0cm"/>
      <style:text-properties fo:font-size="37.7000007629395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2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o&gt;</text:page-number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finit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finito-title" draw:layer="backgroundobjects" svg:width="18.899cm" svg:height="4.957cm" svg:x="1.05cm" svg:y="1.184cm" presentation:class="title" presentation:placeholder="true">
        <draw:text-box/>
      </draw:frame>
      <draw:frame presentation:style-name="Predefinito-outline1" draw:layer="backgroundobjects" svg:width="18.899cm" svg:height="17.224cm" svg:x="1.05cm" svg:y="6.947cm" presentation:class="outline" presentation:placeholder="true">
        <draw:text-box/>
      </draw:frame>
      <draw:frame presentation:style-name="Mpr1" draw:text-style-name="MP2" draw:layer="backgroundobjects" svg:width="4.892cm" svg:height="2.046cm" svg:x="1.05cm" svg:y="27.055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6.656cm" svg:height="2.046cm" svg:x="7.182cm" svg:y="27.055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4.892cm" svg:height="2.046cm" svg:x="15.057cm" svg:y="27.055cm" presentation:class="page-number">
        <draw:text-box>
          <text:p text:style-name="MP3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9T07:04:45.693240545</meta:creation-date>
    <dc:date>2025-07-09T07:24:06.913754530</dc:date>
    <meta:editing-duration>PT8M35S</meta:editing-duration>
    <meta:editing-cycles>2</meta:editing-cycles>
    <meta:generator>LibreOffice/24.2.7.2$Linux_X86_64 LibreOffice_project/420$Build-2</meta:generator>
    <meta:document-statistic meta:object-count="29"/>
  </office:meta>
</office:document-meta>
</file>